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style>
    <style:style style:name="P25" style:family="paragraph" style:parent-style-name="Text_20_body" style:list-style-name="L6">
      <style:paragraph-properties fo:margin-top="0in" fo:margin-bottom="0in"/>
    </style:style>
    <style:style style:name="P26" style:family="paragraph" style:parent-style-name="Text_20_body" style:list-style-name="L7">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2:53: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list text:style-name="L4">
        <text:list-item>
          <text:p text:style-name="P23">all integers between 1 and 100 but do not display numbers between 10-20 and 40-60.</text:p>
        </text:list-item>
        <text:list-item>
          <text:p text:style-name="P23"><text:span text:style-name="NormalTok">Hello World</text:span> ten times.</text:p>
        </text:list-item>
        <text:list-item>
          <text:p text:style-name="P23">10 rows of text where <text:span text:style-name="NormalTok">Hello</text:span> is displayed on every other row and <text:span text:style-name="NormalTok">World</text:span> on every other row</text:p>
        </text:list-item>
        <text:list-item>
          <text:p text:style-name="P23">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5">
        <text:list-item>
          <text:p text:style-name="P24">Ask the user for a positive integer value (1 or greater). After the user provides a number, compute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user</text:p>
        </text:list-item>
        <text:list-item>
          <text:p text:style-name="P24">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6">
        <text:list-item>
          <text:p text:style-name="P2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25">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7">
        <text:list-item>
          <text:p text:style-name="P26">Display numbers 0 to 50.</text:p>
        </text:list-item>
        <text:list-item>
          <text:p text:style-name="P26">Display numbers 30 to -20.</text:p>
        </text:list-item>
        <text:list-item>
          <text:p text:style-name="P26">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26">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27">int number = 0;</text:p>
      <text:p text:style-name="P28">while (number &lt;=5) {</text:p>
      <text:p text:style-name="P29">Console.WriteLine("Hi!");</text:p>
      <text:p text:style-name="P30">Console.WriteLine(number);</text:p>
      <text:p text:style-name="P31">}</text:p>
      <text:p text:style-name="P32">int number1 = 0, number = 0;</text:p>
      <text:p text:style-name="P33">while (number &lt;=5) {</text:p>
      <text:p text:style-name="P34">Console.WriteLine("Hi!");</text:p>
      <text:p text:style-name="P35">Console.WriteLine(number);</text:p>
      <text:p text:style-name="P36">number1++;</text:p>
      <text:p text:style-name="P37">}</text:p>
      <text:p text:style-name="P38">int number = 0;</text:p>
      <text:p text:style-name="P39">while (number &lt;=5);</text:p>
      <text:p text:style-name="P40">{</text:p>
      <text:p text:style-name="P41">Console.WriteLine("Hi!");</text:p>
      <text:p text:style-name="P42">Console.WriteLine(number);</text:p>
      <text:p text:style-name="P43">number++;</text:p>
      <text:p text:style-name="P44">}</text:p>
      <text:p text:style-name="P45">int number = 0;</text:p>
      <text:p text:style-name="P46">while (number &lt;=5)</text:p>
      <text:p text:style-name="P47">Console.WriteLine("Hi!");</text:p>
      <text:p text:style-name="P48">Console.WriteLine(number);</text:p>
      <text:p text:style-name="P49">number++;</text:p>
      <text:p text:style-name="P50">int number = 0;</text:p>
      <text:p text:style-name="P51">while (number &lt;= 5)</text:p>
      <text:p text:style-name="P52">{</text:p>
      <text:p text:style-name="P53">Console.WriteLine("Hi!");</text:p>
      <text:p text:style-name="P54">Console.WriteLine(number);</text:p>
      <text:p text:style-name="P55">}</text:p>
      <text:p text:style-name="P56">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5Z</meta:creation-date>
    <dc:date>2021-06-15T06:53:45Z</dc:date>
    <meta:user-defined meta:name="date" meta:value-type="string">June  15, 2021 (02:53: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